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08517a41e3f8497898671da2fb3dec6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0T19:55:11.250526246</meta:creation-date>
    <dc:date>2021-08-20T19:55:32.455399740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32" meta:non-whitespace-character-count="32"/>
    <meta:generator>LibreOffice/6.4.7.2$Linux_X86_64 LibreOffice_project/40$Build-2</meta:generator>
  </office:meta>
</office:document-meta>
</file>